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Roboto Condensed', Arial, sans-serif"/>
    <style:font-face style:name="Segoe UI Historic" svg:font-family="'Segoe UI Historic', 'Segoe UI', Helvetica, Arial, sans-serif"/>
    <style:font-face style:name="Verdana1" svg:font-family="Verdana, Geneva, sans-serif"/>
    <style:font-face style:name="Verdana" svg:font-family="Verdana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in" loext:contextual-spacing="false" fo:line-height="114%" fo:text-align="start" style:justify-single-word="false" fo:orphans="2" fo:widows="2" fo:text-indent="0in" style:auto-text-indent="false" fo:padding="0in" fo:border="none"/>
      <style:text-properties fo:font-variant="normal" fo:text-transform="none" fo:color="#1c1e21" style:font-name="inherit" fo:font-size="9pt" fo:letter-spacing="normal" fo:font-style="normal" fo:font-weight="normal" officeooo:rsid="000f7871" officeooo:paragraph-rsid="000f7871" style:font-weight-asian="normal" style:font-weight-complex="normal" loext:padding="0in" loext:border="non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0f7871" style:font-weight-asian="bold" style:font-weight-complex="bold"/>
    </style:style>
    <style:style style:name="P4" style:family="paragraph" style:parent-style-name="Text_20_body">
      <style:text-properties fo:color="#ce181e"/>
    </style:style>
    <style:style style:name="P5" style:family="paragraph" style:parent-style-name="Text_20_body">
      <style:text-properties fo:color="#ce181e" fo:font-weight="bold" style:font-weight-asian="bold" style:font-weight-complex="bold"/>
    </style:style>
    <style:style style:name="P6" style:family="paragraph" style:parent-style-name="Text_20_body">
      <style:text-properties officeooo:paragraph-rsid="000ab68b"/>
    </style:style>
    <style:style style:name="P7" style:family="paragraph" style:parent-style-name="Text_20_body">
      <style:text-properties fo:font-weight="normal" officeooo:paragraph-rsid="000ab68b" style:font-weight-asian="normal" style:font-weight-complex="normal"/>
    </style:style>
    <style:style style:name="P8" style:family="paragraph" style:parent-style-name="Text_20_body">
      <style:text-properties officeooo:paragraph-rsid="000bf0cc"/>
    </style:style>
    <style:style style:name="P9" style:family="paragraph" style:parent-style-name="Text_20_body">
      <style:text-properties officeooo:paragraph-rsid="000f7871"/>
    </style:style>
    <style:style style:name="P10" style:family="paragraph" style:parent-style-name="Text_20_body">
      <style:paragraph-properties fo:margin-left="0in" fo:margin-right="0in" fo:margin-top="0.0835in" fo:margin-bottom="0.0835in" loext:contextual-spacing="false" fo:line-height="117%" fo:text-align="start" style:justify-single-word="false" fo:orphans="2" fo:widows="2" fo:text-indent="0in" style:auto-text-indent="false"/>
      <style:text-properties fo:font-variant="normal" fo:text-transform="none" fo:color="#1c1e21" style:font-name="inherit" fo:font-size="9pt" fo:letter-spacing="normal" fo:font-style="normal" fo:font-weight="normal" loext:padding="0in" loext:border="none"/>
    </style:style>
    <style:style style:name="T1" style:family="text">
      <style:text-properties officeooo:rsid="00080a67"/>
    </style:style>
    <style:style style:name="T2" style:family="text">
      <style:text-properties fo:font-variant="normal" fo:text-transform="none" style:font-name="Avenir Next" fo:font-size="12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ffcc00" style:font-name="Verdana" fo:font-size="9.75pt" fo:letter-spacing="-0.0102in" fo:font-style="normal" fo:font-weight="normal"/>
    </style:style>
    <style:style style:name="T4" style:family="text">
      <style:text-properties fo:font-variant="normal" fo:text-transform="none" fo:color="#ffcc00" style:font-name="Verdana" fo:font-size="9.75pt" fo:letter-spacing="-0.0102in" fo:font-style="normal" fo:font-weight="normal" officeooo:rsid="00080a67"/>
    </style:style>
    <style:style style:name="T5" style:family="text">
      <style:text-properties fo:font-variant="normal" fo:text-transform="none" fo:color="#ffcc00" style:font-name="Verdana" fo:font-size="9.75pt" fo:letter-spacing="-0.0102in" fo:font-style="normal" fo:font-weight="normal" officeooo:rsid="000ab68b"/>
    </style:style>
    <style:style style:name="T6" style:family="text">
      <style:text-properties fo:font-variant="normal" fo:text-transform="none" fo:color="#ffcc00" style:text-line-through-style="none" style:text-line-through-type="none" style:font-name="Verdana" fo:font-size="9.75pt" fo:letter-spacing="-0.0102in" fo:font-style="normal" style:text-underline-style="solid" style:text-underline-width="auto" style:text-underline-color="font-color" fo:font-weight="normal" officeooo:rsid="0008d38c" style:text-blinking="false"/>
    </style:style>
    <style:style style:name="T7" style:family="text">
      <style:text-properties fo:font-variant="normal" fo:text-transform="none" fo:color="#ffcc00" style:text-line-through-style="none" style:text-line-through-type="none" style:font-name="Verdana" fo:font-size="9.75pt" fo:letter-spacing="-0.0102in" fo:font-style="normal" style:text-underline-style="solid" style:text-underline-width="auto" style:text-underline-color="font-color" fo:font-weight="normal" officeooo:rsid="000ab68b" style:text-blinking="false"/>
    </style:style>
    <style:style style:name="T8" style:family="text">
      <style:text-properties fo:font-variant="normal" fo:text-transform="none" fo:color="#1a0dab" style:text-line-through-style="none" style:text-line-through-type="none" style:font-name="Verdana" fo:font-size="16.5pt" fo:letter-spacing="-0.0102in" fo:font-style="normal" style:text-underline-style="solid" style:text-underline-width="auto" style:text-underline-color="font-color" fo:font-weight="normal" officeooo:rsid="00080a67" style:text-blinking="false"/>
    </style:style>
    <style:style style:name="T9" style:family="text">
      <style:text-properties fo:font-variant="normal" fo:text-transform="none" fo:color="#444444" style:font-name="Verdana1" fo:font-size="10.5pt" fo:letter-spacing="normal" fo:font-style="normal" fo:font-weight="normal"/>
    </style:style>
    <style:style style:name="T10" style:family="text">
      <style:text-properties fo:font-variant="normal" fo:text-transform="none" fo:color="#444444" style:font-name="Verdana1" fo:font-size="10.5pt" fo:letter-spacing="normal" fo:font-style="normal" fo:font-weight="normal" officeooo:rsid="000ebcdf"/>
    </style:style>
    <style:style style:name="T11" style:family="text">
      <style:text-properties fo:font-variant="normal" fo:text-transform="none" fo:color="#444444" style:font-name="Verdana1" fo:font-size="10.5pt" fo:letter-spacing="normal" fo:font-style="normal" fo:font-weight="normal" officeooo:rsid="000f7871"/>
    </style:style>
    <style:style style:name="T12" style:family="text">
      <style:text-properties officeooo:rsid="000ab68b"/>
    </style:style>
    <style:style style:name="T13" style:family="text">
      <style:text-properties fo:color="#ce181e"/>
    </style:style>
    <style:style style:name="T14" style:family="text">
      <style:text-properties officeooo:rsid="000d63c2"/>
    </style:style>
    <style:style style:name="T15" style:family="text">
      <style:text-properties officeooo:rsid="000ebcdf"/>
    </style:style>
    <style:style style:name="T16" style:family="text">
      <style:text-properties officeooo:rsid="000f7871"/>
    </style:style>
    <style:style style:name="T17" style:family="text">
      <style:text-properties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brandt meets the Caribbean 200<text:span text:style-name="T12">6</text:span></text:p>
      <text:p text:style-name="Text_20_body">Life action paintings (<text:bookmark text:name="dictEntry10001071474"/>diptych) by Vanessa Paulina (vanessapaulina.com) and I, made at the Rembrandt year festival – in Leiden, the Netherlands – commemorating the 400th Anniversary Rembrandt van Rijn.</text:p>
      <text:p text:style-name="Text_20_body"/>
      <text:p text:style-name="P3"><text:span text:style-name="T14">Simavi Foundation 20</text:span>06 </text:p>
      <text:p text:style-name="P8">Created for Simavi Foundation. Auctioned for the World toilet day to help fund the building and improving of sanitary facilities in the World's underdeveloped regions</text:p>
      <text:p text:style-name="P6"><text:a xlink:type="simple" xlink:href="https://docplayer.nl/17176090-Simavi-kalender-2007.html" text:style-name="Internet_20_link" text:visited-style-name="Visited_20_Internet_20_Link">https://docplayer.nl/17176090-Simavi-kalender-2007.html</text:a></text:p>
      <text:p text:style-name="P6"/>
      <text:p text:style-name="P3"><text:span text:style-name="T15">2006 Rotterdam</text:span></text:p>
      <text:p text:style-name="P9"><text:span text:style-name="T9">Group wallpainting </text:span><text:span text:style-name="T11">c</text:span><text:span text:style-name="T10">reated </text:span><text:span text:style-name="T11">together </text:span><text:span text:style-name="T9">with </text:span><text:span text:style-name="T10">Vanessa Paulina</text:span><text:span text:style-name="T9">, Ras Elijah, Magumbo and Eduard </text:span><text:span text:style-name="T10">v</text:span><text:span text:style-name="T9">on Lindheim for Cariffiti, Rotterdam, Holland.</text:span> </text:p>
      <text:p text:style-name="P9"/>
      <text:p text:style-name="P2">Citizens of Alkebulan Festival 2017</text:p>
      <text:h text:style-name="P1" text:outline-level="2">Live action painting with Steven Sikkens</text:h>
      <text:p text:style-name="P10">Tolhuistuin, <text:span text:style-name="T16">Amsterdam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, 'Roboto Condensed', Arial, sans-serif"/>
    <style:font-face style:name="Segoe UI Historic" svg:font-family="'Segoe UI Historic', 'Segoe UI', Helvetica, Arial, sans-serif"/>
    <style:font-face style:name="Verdana1" svg:font-family="Verdana, Geneva, sans-serif"/>
    <style:font-face style:name="Verdana" svg:font-family="Verdana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02:13:36.744000000</meta:creation-date>
    <dc:date>2021-02-04T03:31:14.576000000</dc:date>
    <meta:editing-duration>PT15M46S</meta:editing-duration>
    <meta:editing-cycles>1</meta:editing-cycles>
    <meta:document-statistic meta:table-count="0" meta:image-count="0" meta:object-count="0" meta:page-count="1" meta:paragraph-count="10" meta:word-count="94" meta:character-count="727" meta:non-whitespace-character-count="639"/>
    <meta:generator>LibreOffice/5.4.3.2$Windows_X86_64 LibreOffice_project/92a7159f7e4af62137622921e809f8546db437e5</meta:generator>
  </office:meta>
</office:document-meta>
</file>